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NHaasGroteskTXW01-65Md" svg:font-family="NHaasGroteskTXW01-65Md,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2.2444in" style:rel-column-width="21240*"/>
    </style:style>
    <style:style style:name="Table1.B" style:family="table-column">
      <style:table-column-properties style:column-width="2.7069in" style:rel-column-width="25617*"/>
    </style:style>
    <style:style style:name="Table1.C" style:family="table-column">
      <style:table-column-properties style:column-width="1.9736in" style:rel-column-width="18678*"/>
    </style:style>
    <style:style style:name="Table1.A1" style:family="table-cell">
      <style:table-cell-properties fo:padding="0.0521in" fo:border="none"/>
    </style:style>
    <style:style style:name="P1" style:family="paragraph" style:parent-style-name="Standard">
      <style:text-properties style:font-name="Times New Roman"/>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margin-top="0in" fo:margin-bottom="0.1965in" fo:text-align="start" style:justify-single-word="false"/>
    </style:style>
    <style:style style:name="P6"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Standard" style:list-style-name="L4">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list-style-name="L6">
      <style:text-properties fo:font-variant="normal" fo:text-transform="none" fo:color="#000000" style:font-name="Times New Roman" fo:font-size="12pt" fo:letter-spacing="normal" fo:font-style="normal" style:font-size-asian="12pt" style:font-size-complex="12pt"/>
    </style:style>
    <style:style style:name="P10" style:family="paragraph" style:parent-style-name="Standard">
      <style:text-properties fo:font-variant="normal" fo:text-transform="none" fo:color="#000000" style:font-name="NHaasGroteskTXW01-65Md" fo:font-size="15pt" fo:letter-spacing="normal" fo:font-style="normal" fo:font-weight="normal"/>
    </style:style>
    <style:style style:name="P11" style:family="paragraph" style:parent-style-name="Standard" style:list-style-name="L6"/>
    <style:style style:name="P12" style:family="paragraph" style:parent-style-name="Standard">
      <style:paragraph-properties fo:text-align="start" style:justify-single-word="false"/>
    </style:style>
    <style:style style:name="P13" style:family="paragraph" style:parent-style-name="Standard" style:list-style-name="L10"/>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text-properties fo:color="#000000" fo:font-weight="bold" style:font-weight-asian="bold" style:font-weight-complex="bold"/>
    </style:style>
    <style:style style:name="P17" style:family="paragraph" style:parent-style-name="Standard">
      <style:paragraph-properties fo:text-align="center" style:justify-single-word="false"/>
      <style:text-properties fo:color="#000000" fo:font-weight="bold" style:font-weight-asian="bold" style:font-weight-complex="bold"/>
    </style:style>
    <style:style style:name="P18" style:family="paragraph" style:parent-style-name="Standard">
      <style:text-properties fo:color="#000000" style:font-name="Times New Roman"/>
    </style:style>
    <style:style style:name="P19" style:family="paragraph" style:parent-style-name="Standard" style:list-style-name="L1">
      <style:text-properties fo:color="#000000" style:font-name="Times New Roman"/>
    </style:style>
    <style:style style:name="P20" style:family="paragraph" style:parent-style-name="Standard" style:list-style-name="L2">
      <style:text-properties fo:color="#000000" style:font-name="Times New Roman"/>
    </style:style>
    <style:style style:name="P21" style:family="paragraph" style:parent-style-name="Standard" style:list-style-name="L3">
      <style:text-properties fo:color="#000000" style:font-name="Times New Roman"/>
    </style:style>
    <style:style style:name="P22" style:family="paragraph" style:parent-style-name="Standard">
      <style:text-properties fo:color="#000000" style:font-name="Times New Roman" fo:font-weight="bold" style:font-weight-asian="bold" style:font-weight-complex="bold"/>
    </style:style>
    <style:style style:name="P23" style:family="paragraph" style:parent-style-name="Standard">
      <style:text-properties fo:color="#000000" style:font-name="Times New Roman" fo:font-weight="normal" style:font-weight-asian="normal" style:font-weight-complex="normal"/>
    </style:style>
    <style:style style:name="P24" style:family="paragraph" style:parent-style-name="Standard">
      <style:text-properties fo:color="#000000" style:font-name="Times New Roman" fo:font-size="12pt" style:font-size-asian="12pt" style:font-size-complex="12pt"/>
    </style:style>
    <style:style style:name="P25" style:family="paragraph" style:parent-style-name="Standard" style:list-style-name="L6">
      <style:text-properties fo:color="#000000" style:font-name="Times New Roman" fo:font-size="12pt" style:font-size-asian="12pt" style:font-size-complex="12pt"/>
    </style:style>
    <style:style style:name="P26" style:family="paragraph" style:parent-style-name="Standard">
      <style:paragraph-properties fo:text-align="start" style:justify-single-word="false"/>
      <style:text-properties fo:color="#000000" style:font-name="Times New Roman"/>
    </style:style>
    <style:style style:name="P27" style:family="paragraph" style:parent-style-name="Standard" style:list-style-name="L7">
      <style:text-properties fo:color="#000000"/>
    </style:style>
    <style:style style:name="P28" style:family="paragraph" style:parent-style-name="Standard" style:list-style-name="L8">
      <style:paragraph-properties fo:text-align="start" style:justify-single-word="false"/>
      <style:text-properties fo:color="#000000"/>
    </style:style>
    <style:style style:name="P29" style:family="paragraph" style:parent-style-name="Standard" style:list-style-name="L8">
      <style:text-properties fo:color="#000000"/>
    </style:style>
    <style:style style:name="P30" style:family="paragraph" style:parent-style-name="Standard" style:list-style-name="L9">
      <style:text-properties fo:color="#000000"/>
    </style:style>
    <style:style style:name="P31" style:family="paragraph" style:parent-style-name="Standard" style:list-style-name="L18">
      <style:text-properties fo:color="#000000"/>
    </style:style>
    <style:style style:name="P32" style:family="paragraph" style:parent-style-name="Standard">
      <style:text-properties fo:color="#000000" fo:font-weight="normal" style:font-weight-asian="normal" style:font-weight-complex="normal"/>
    </style:style>
    <style:style style:name="P33" style:family="paragraph" style:parent-style-name="Standard" style:list-style-name="L19">
      <style:text-properties fo:color="#000000" fo:font-weight="normal" style:font-weight-asian="normal" style:font-weight-complex="normal"/>
    </style:style>
    <style:style style:name="P34" style:family="paragraph" style:parent-style-name="Standard">
      <style:paragraph-properties fo:margin-left="0in" fo:margin-right="0in" style:line-height-at-least="0.2398in" fo:text-align="start" style:justify-single-word="false" fo:widows="1" fo:text-indent="0in" style:auto-text-indent="false"/>
      <style:text-properties fo:color="#000000" style:font-name="Times New Roman"/>
    </style:style>
    <style:style style:name="P35" style:family="paragraph" style:parent-style-name="Text_20_body">
      <style:text-properties fo:color="#000000" style:font-name="Times New Roman"/>
    </style:style>
    <style:style style:name="P36" style:family="paragraph" style:parent-style-name="Text_20_body">
      <style:paragraph-properties fo:margin-left="0in" fo:margin-right="0in" fo:text-indent="0in" style:auto-text-indent="false"/>
      <style:text-properties fo:color="#000000"/>
    </style:style>
    <style:style style:name="P37" style:family="paragraph" style:parent-style-name="Table_20_Contents">
      <style:paragraph-properties fo:text-align="start" style:justify-single-word="false"/>
      <style:text-properties fo:color="#000000" fo:font-size="12pt" fo:font-weight="normal" style:font-weight-asian="normal" style:font-weight-complex="normal"/>
    </style:style>
    <style:style style:name="P38" style:family="paragraph" style:parent-style-name="Table_20_Contents">
      <style:paragraph-properties fo:text-align="start" style:justify-single-word="false"/>
      <style:text-properties fo:color="#000000" fo:font-size="12pt" fo:font-weight="normal" style:font-size-asian="2pt" style:font-weight-asian="normal" style:font-size-complex="2pt" style:font-weight-complex="normal"/>
    </style:style>
    <style:style style:name="P39" style:family="paragraph" style:parent-style-name="Table_20_Contents">
      <style:paragraph-properties fo:text-align="start" style:justify-single-word="false"/>
      <style:text-properties fo:color="#000000" fo:font-weight="normal" style:font-weight-asian="normal" style:font-weight-complex="normal"/>
    </style:style>
    <style:style style:name="P40" style:family="paragraph" style:parent-style-name="Table_20_Contents">
      <style:paragraph-properties fo:margin-top="0in" fo:margin-bottom="0.1965in" fo:text-align="start" style:justify-single-word="false"/>
      <style:text-properties fo:color="#000000" fo:font-weight="normal" style:font-weight-asian="normal" style:font-weight-complex="normal"/>
    </style:style>
    <style:style style:name="T1" style:family="text">
      <style:text-properties fo:font-variant="normal" fo:text-transform="none" fo:color="#000000" style:text-line-through-style="none" style:font-name="Times New Roman" fo:font-size="12pt" fo:letter-spacing="normal" fo:font-style="normal" style:text-underline-style="none" style:text-blinking="false" fo:background-color="transparent" style:font-size-asian="12pt" style:font-size-complex="12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style:font-size-asian="12pt" style:font-size-complex="12pt"/>
    </style:style>
    <style:style style:name="T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letter-spacing="normal"/>
    </style:style>
    <style:style style:name="T10" style:family="text">
      <style:text-properties fo:font-variant="normal" fo:text-transform="none" fo:letter-spacing="normal" fo:font-style="normal"/>
    </style:style>
    <style:style style:name="T11" style:family="text">
      <style:text-properties fo:color="#000000" style:font-name="Times New Roman" fo:font-size="12pt" style:font-size-asian="12pt" style:font-size-complex="12pt"/>
    </style:style>
    <style:style style:name="T12" style:family="text">
      <style:text-properties fo:color="#000000" style:font-name="Times New Roman"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Y 1: Overview of Cloud Computing</text:p>
      <text:p text:style-name="P15"/>
      <text:p text:style-name="P17"/>
      <text:p text:style-name="P16">1. Explain in your own words, with related examples of businesses which offer the following, as a service:</text:p>
      <text:p text:style-name="P16">a. SaaS</text:p>
      <text:p text:style-name="P16">b. PaaS</text:p>
      <text:p text:style-name="P16">c. DaaS</text:p>
      <text:p text:style-name="P16">d. IaaS</text:p>
      <text:p text:style-name="P16">NOTE: It would be preferable if you could quote examples of these service offerings which you have personally used.</text:p>
      <text:p text:style-name="P14"/>
      <text:p text:style-name="P14">Answer : </text:p>
      <text:p text:style-name="P18">SaaS:-</text:p>
      <text:p text:style-name="P34"><text:span text:style-name="T8">Provides the consumer with the capability to use the provider’s applications running on a cloud infrastructure. The applications are accessible from various client devices, through a thin client interface, such as a web browser (e.g. web-based e-mail). The consumer does not manage or control the underlying cloud infrastructure, including network, servers, operating systems, storage, or even individual application capabilities, with the possible exception of limited user-specific application configuration settings.</text:span> </text:p>
      <text:p text:style-name="P18">The following are examples of businesses which offer SaaS :-</text:p>
      <text:list xml:id="list2261866726881793201" text:style-name="L1">
        <text:list-item>
          <text:p text:style-name="P19">Salesforce</text:p>
        </text:list-item>
        <text:list-item>
          <text:p text:style-name="P19">LinkedIn</text:p>
        </text:list-item>
        <text:list-item>
          <text:p text:style-name="P19">Workday</text:p>
        </text:list-item>
        <text:list-item>
          <text:p text:style-name="P19">Netsuite</text:p>
        </text:list-item>
        <text:list-item>
          <text:p text:style-name="P19">ServiceNow</text:p>
        </text:list-item>
        <text:list-item>
          <text:p text:style-name="P19">Concur Technologies</text:p>
        </text:list-item>
        <text:list-item>
          <text:p text:style-name="P19">Athenahealth</text:p>
        </text:list-item>
        <text:list-item>
          <text:p text:style-name="P19">The Ultimate Software Group</text:p>
        </text:list-item>
        <text:list-item>
          <text:p text:style-name="P19">Medidata</text:p>
        </text:list-item>
        <text:list-item>
          <text:p text:style-name="P19">Cornerstone OnDemand</text:p>
        </text:list-item>
      </text:list>
      <text:p text:style-name="P18"/>
      <text:p text:style-name="P18">PaaS:-</text:p>
      <text:p text:style-name="P18"><text:span text:style-name="T9"> </text:span><text:span text:style-name="T8">Provides the consumer with the capability to deploy onto the cloud infrastructure, consumer-created or acquired applications, produced using programming languages and tools supported by the provider. The consumer does not manage or control the underlying cloud infrastructure including network, servers, operating systems, or storage, but has control over the deployed applications and possibly application hosting environment configurations.</text:span> </text:p>
      <text:p text:style-name="P18">The following are examples of businesses which offer PaaS :-</text:p>
      <text:list xml:id="list1075586253364515634" text:style-name="L2">
        <text:list-item>
          <text:p text:style-name="P20">Salesforce</text:p>
        </text:list-item>
        <text:list-item>
          <text:p text:style-name="P20">Amazon Web Services (AWS)</text:p>
        </text:list-item>
        <text:list-item>
          <text:p text:style-name="P20">LongJump</text:p>
        </text:list-item>
        <text:list-item>
          <text:p text:style-name="P20">Microsoft (Windows Azure)</text:p>
        </text:list-item>
        <text:list-item>
          <text:p text:style-name="P20">IBM (IBM SmartCloud)</text:p>
        </text:list-item>
        <text:list-item>
          <text:p text:style-name="P20">RedHat (RedHat's OpenShift)</text:p>
        </text:list-item>
        <text:list-item>
          <text:p text:style-name="P20">Cloud Foundry</text:p>
        </text:list-item>
        <text:list-item>
          <text:p text:style-name="P20">Google (Google App Engine)</text:p>
        </text:list-item>
        <text:list-item>
          <text:p text:style-name="P20"><text:soft-page-break/>CloudBees</text:p>
        </text:list-item>
        <text:list-item>
          <text:p text:style-name="P20">Engine Yard </text:p>
        </text:list-item>
      </text:list>
      <text:p text:style-name="P18"/>
      <text:p text:style-name="P18">IaaS :-</text:p>
      <text:p text:style-name="P18"><text:span text:style-name="T8">Provides the consumer with the capability to provision processing, storage, networks, and other fundamental computing resources, and allow the consumer to deploy and run arbitrary software, which can include operating systems and applications. The consumer has control over operating systems, storage, deployed applications, and possibly limited control of select networking components.</text:span> </text:p>
      <text:p text:style-name="P18">The following are examples of businesses which offer IaaS :-</text:p>
      <text:list xml:id="list2212281606068334936" text:style-name="L3">
        <text:list-item>
          <text:p text:style-name="P21">Amazon Web Services</text:p>
        </text:list-item>
        <text:list-item>
          <text:p text:style-name="P21">Bluelock</text:p>
        </text:list-item>
        <text:list-item>
          <text:p text:style-name="P21">AT&amp;T</text:p>
        </text:list-item>
        <text:list-item>
          <text:p text:style-name="P21">GoGrid</text:p>
        </text:list-item>
        <text:list-item>
          <text:p text:style-name="P21">Cloudscaling</text:p>
        </text:list-item>
        <text:list-item>
          <text:p text:style-name="P21">OpSource</text:p>
        </text:list-item>
        <text:list-item>
          <text:p text:style-name="P21">Terremark</text:p>
        </text:list-item>
        <text:list-item>
          <text:p text:style-name="P21">Rackspace</text:p>
        </text:list-item>
        <text:list-item>
          <text:p text:style-name="P21">Savvis</text:p>
        </text:list-item>
        <text:list-item>
          <text:p text:style-name="P21">Verizon</text:p>
        </text:list-item>
      </text:list>
      <text:p text:style-name="P18"/>
      <text:p text:style-name="P18">DaaS:-</text:p>
      <text:p text:style-name="P1"><text:span text:style-name="T6">Data as a Service</text:span><text:span text:style-name="T7"> </text:span><text:span text:style-name="T6">(or DaaS) is a cousin of </text:span><text:a xlink:type="simple" xlink:href="https://en.wikipedia.org/wiki/Software_as_a_service"><text:span text:style-name="T3">software as a service</text:span></text:a><text:span text:style-name="T7"> </text:span><text:span text:style-name="T6">(SaaS).</text:span><text:span text:style-name="T7"> </text:span><text:span text:style-name="T6">Like all members of the "as a service" (aaS) family, DaaS builds on the concept that the product (data in this case) can be provided on demand</text:span><text:span text:style-name="T7"> </text:span><text:span text:style-name="T6">to the user regardless of geographic or organizational separation of provider and consumer. Additionally, the emergence</text:span><text:span text:style-name="T7"> </text:span><text:span text:style-name="T6">of </text:span><text:a xlink:type="simple" xlink:href="https://en.wikipedia.org/wiki/Service-oriented_architecture"><text:span text:style-name="T3">service-oriented architecture</text:span></text:a><text:span text:style-name="T7"> </text:span><text:span text:style-name="T6">(SOA) has also rendered the actual platform on which the data resides irrelevant.This development has enabled the emergence of the relatively new concept of DaaS.</text:span></text:p>
      <text:p text:style-name="P6">The following are examples of businesses which offer DaaS :-</text:p>
      <text:list xml:id="list7606915170681143040" text:style-name="L4">
        <text:list-item>
          <text:p text:style-name="P7">Oracle</text:p>
        </text:list-item>
        <text:list-item>
          <text:p text:style-name="P7">IBM DB2.</text:p>
        </text:list-item>
        <text:list-item>
          <text:p text:style-name="P7">SAP Sybase ASE</text:p>
        </text:list-item>
        <text:list-item>
          <text:p text:style-name="P7">PostgreSQL.</text:p>
        </text:list-item>
        <text:list-item>
          <text:p text:style-name="P7">MariaDB Enterprise</text:p>
        </text:list-item>
        <text:list-item>
          <text:p text:style-name="P7">MySQL</text:p>
        </text:list-item>
        <text:list-item>
          <text:p text:style-name="P7">Teradata</text:p>
        </text:list-item>
        <text:list-item>
          <text:p text:style-name="P7">Informix</text:p>
        </text:list-item>
        <text:list-item>
          <text:p text:style-name="P7">Ingres</text:p>
        </text:list-item>
        <text:list-item>
          <text:p text:style-name="P7">Amazon's SimpleDB</text:p>
        </text:list-item>
      </text:list>
      <text:p text:style-name="P3"/>
      <text:p text:style-name="P26"/>
      <text:p text:style-name="P12"><text:span text:style-name="T12">2. What are the key characteristics of cloud computing? (10 Points)</text:span></text:p>
      <text:p text:style-name="P22"/>
      <text:p text:style-name="P23">Answer :-The following are the key characteristics of cloud computing: </text:p>
      <text:list xml:id="list7213303738043159364" text:style-name="L6">
        <text:list-item>
          <text:p text:style-name="P9">On-demand self-service</text:p>
          <text:p text:style-name="P25"><text:span text:style-name="T10">A consumer can unilaterally provision computing capabilities, such as server time and network storage, as needed automatically without requiring human interaction with each service provider.</text:span><text:span text:style-name="T10"> </text:span></text:p>
        </text:list-item>
        <text:list-item>
          <text:p text:style-name="P9">Broad network access</text:p>
          <text:p text:style-name="P11"><text:span text:style-name="T5">Capabilities are available over the network and accessed through standard mechanisms that </text:span><text:soft-page-break/><text:span text:style-name="T5">promote use by heterogeneous thin or thick client platforms (eg. </text:span><text:a xlink:type="simple" xlink:href="http://www.govinfosecurity.com/mobility-c-212"><text:span text:style-name="T1">mobile</text:span></text:a><text:span text:style-name="T5"> phones, tablets, laptops and workstations). </text:span></text:p>
        </text:list-item>
        <text:list-item>
          <text:p text:style-name="P9">Resource pooling</text:p>
          <text:p text:style-name="P9">The provider's computing resources are pooled to serve multiple consumers using a multi-tenant model, with different physical and virtual resources dynamically assigned and reassigned according to consumer demand. </text:p>
        </text:list-item>
        <text:list-item>
          <text:p text:style-name="P9">Rapid elasticity</text:p>
          <text:p text:style-name="P25"><text:span text:style-name="T10">Capabilities can be elastically provisioned and released, in some cases automatically, to scale rapidly outward and inward commensurate with demand. </text:span><text:span text:style-name="T10"> </text:span></text:p>
        </text:list-item>
        <text:list-item>
          <text:p text:style-name="P9">Measured service</text:p>
          <text:p text:style-name="P9">Cloud systems automatically control and optimize resource use by leveraging a metering capability at some level of abstraction appropriate to the type of service (eg. storage, processing, bandwidth and active user accounts). </text:p>
        </text:list-item>
        <text:list-item>
          <text:p text:style-name="P9">Easy Access</text:p>
          <text:p text:style-name="P25"><text:span text:style-name="T10">Cloud based applications and files can be accessed easily on your company’s network, whether you or your employees are in the office, at home, or traveling</text:span><text:span text:style-name="T10"> </text:span></text:p>
        </text:list-item>
        <text:list-item>
          <text:p text:style-name="P9">Enhanced Productivity </text:p>
          <text:p text:style-name="P25"><text:span text:style-name="T10">With the ability to pull data from anywhere within your company’s cloud, your employees will be able to work faster without needing to either physically get the files, or wait on an email response back for a file.</text:span><text:span text:style-name="T10"> </text:span></text:p>
        </text:list-item>
        <text:list-item>
          <text:p text:style-name="P9">Data Security </text:p>
          <text:p text:style-name="P25"><text:span text:style-name="T10">Since there is only one place where all the data is stored, it is much easier to protect it <text:s text:c="2"/>against a security breach. Cloud computing takes away most of the threat of data theft due to information being spread out among multiple computers.</text:span><text:span text:style-name="T10"> </text:span></text:p>
        </text:list-item>
        <text:list-item>
          <text:p text:style-name="P9">Reduced Cost </text:p>
          <text:p text:style-name="P25"><text:span text:style-name="T10">For the most part, cloud based applications only need to be purchased once, and are then distributed among users accessing the front-facing platform through the cloud. There is no need to buy multiple licenses for the same program for every one of your employees.</text:span><text:span text:style-name="T10"> </text:span></text:p>
        </text:list-item>
        <text:list-item>
          <text:p text:style-name="P9">High Growth Potential </text:p>
          <text:p text:style-name="P25"><text:span text:style-name="T10">As you add more employees, all that needs to be done to get them on the cloud is for them to have login credentials created. Less setup time, and much faster than installing software on a machine.</text:span><text:span text:style-name="T10"> </text:span></text:p>
        </text:list-item>
      </text:list>
      <text:p text:style-name="P2"/>
      <text:p text:style-name="P35"/>
      <text:p text:style-name="P16">3. Write about security in the cloud. (10 Points)</text:p>
      <text:p text:style-name="P14"/>
      <text:p text:style-name="P14">Answer :-Challenge cloud providers to go beyond isolated multitenant architectures.</text:p>
      <text:list xml:id="list5925226982946960661" text:style-name="L7">
        <text:list-item>
          <text:p text:style-name="P27">Ever-vigilant about security-relevant events.</text:p>
        </text:list-item>
        <text:list-item>
          <text:p text:style-name="P27">Security and compliance in the cloud. <text:s text:c="2"/></text:p>
        </text:list-item>
        <text:list-item>
          <text:p text:style-name="P27">Understand risks of cloud computing. </text:p>
        </text:list-item>
        <text:list-item>
          <text:p text:style-name="P27">A leap of faith into the cloud.</text:p>
        </text:list-item>
        <text:list-item>
          <text:p text:style-name="P27">Security remains a challenge in the cloud.</text:p>
        </text:list-item>
        <text:list-item>
          <text:p text:style-name="P27">The new reality of cloud security. </text:p>
        </text:list-item>
        <text:list-item>
          <text:p text:style-name="P27">Configuration Management for ensuring cloud security. </text:p>
        </text:list-item>
        <text:list-item>
          <text:p text:style-name="P27">Maintain security in both virtual and physical environments.</text:p>
        </text:list-item>
        <text:list-item>
          <text:p text:style-name="P27">Understand security requirements </text:p>
        </text:list-item>
        <text:list-item>
          <text:p text:style-name="P27">Security Concerns of Cloud Computing</text:p>
          <text:p text:style-name="P27">Listed here are ten security concerns to review when considering cloud computing. </text:p>
        </text:list-item>
      </text:list>
      <text:list xml:id="list4700417698413607430" text:style-name="L8">
        <text:list-item>
          <text:p text:style-name="P28"><text:soft-page-break/><text:s/>Where’s the data? </text:p>
          <text:p text:style-name="P29">Different countries have different requirements and controls placed on access. Because your data is in the cloud, you may not realize that the data must reside in a physical location. Your cloud provider should agree in writing to provide the level of security required for your customers. </text:p>
        </text:list-item>
        <text:list-item>
          <text:p text:style-name="P29"><text:s/>Who has access?</text:p>
          <text:p text:style-name="P29">Access control is a key concern, because insider attacks are a huge risk. A potential hacker is someone who has been entrusted with approved access to the cloud. If anyone doubts this, consider that in early 2009 an insider was accused of planting a logic bomb on Fanny Mae servers that, if launched, would have caused massive damage. Anyone considering using the cloud needs to look at who is managing their data and what types of controls are applied to these individuals. </text:p>
        </text:list-item>
        <text:list-item>
          <text:p text:style-name="P29">What are your regulatory requirements? </text:p>
          <text:p text:style-name="P29">Organizations operating in the US, Canada, or the European Union have many regulatory requirements that they must abide by (e.g., ISO 27002, Safe Harbor, ITIL, and COBIT). You must ensure that your cloud provider is able to meet these requirements and is willing to undergo certification, accreditation, and review.</text:p>
        </text:list-item>
        <text:list-item>
          <text:p text:style-name="P29"><text:s/>Do you have the right to audit?</text:p>
          <text:p text:style-name="P29"><text:s/>This particular item is no small matter; the cloud provider should agree in writing to the terms of audit. </text:p>
        </text:list-item>
        <text:list-item>
          <text:p text:style-name="P29">What type of training does the provider offer their employees? </text:p>
          <text:p text:style-name="P29">This is actually a rather important item, because people will always be the weakest link in security. Knowing how your provider trains their employees is an important item to review.</text:p>
        </text:list-item>
        <text:list-item>
          <text:p text:style-name="P29"><text:s/>What type of data classification system does the provider use? </text:p>
          <text:p text:style-name="P29">Questions you should be concerned with here include: Is the data classified? How is your data separated from other users? Encryption should also be discussed. Is it being used while the data is at rest and in transit? You will also want to know what type of encryption is being used. As an example, there is a big difference between WEP and WPA2. </text:p>
        </text:list-item>
        <text:list-item>
          <text:p text:style-name="P29">What are the service level agreement (SLA) terms? </text:p>
          <text:p text:style-name="P29">The SLA serves as a contracted level of guaranteed service between the cloud provider and the customer that specifies what level of services will be provided. </text:p>
        </text:list-item>
        <text:list-item>
          <text:p text:style-name="P29">What is the long-term viability of the provider? </text:p>
          <text:p text:style-name="P29">How long has the cloud provider been in business and what is their track record. If they go out of business, what happens to your data? Will your data be returned, and if so, in what format? As an example, in 2007, online storage service MediaMax went out of business following a system administration error that deleted active customer data. The failed company left behind unhappy users and focused concerns on the reliability of cloud computing. </text:p>
        </text:list-item>
        <text:list-item>
          <text:p text:style-name="P29">What happens if there is a security breach? </text:p>
          <text:p text:style-name="P29">If a security incident occurs, what support will you receive from the cloud provider? While many providers promote their services as being unhackable, cloudbased services are an attractive target to hackers. Copyright ©2010 Global Knowledge Training LLC. All rights reserved. 5 </text:p>
        </text:list-item>
        <text:list-item>
          <text:p text:style-name="P29">What is the disaster recovery/business continuity plan (DR/BCP)? </text:p>
          <text:p text:style-name="P29">While you may not know the physical location of your services, it is physically located somewhere. All physical locations face threats such as fire, storms, natural disasters, and loss of power. In case of any of these events, how will the cloud provider respond, and what guarantee of continued services are they promising? As an example, in February 2009, Nokia’s Contacts On Ovi servers crashed. The last reliable backup that Nokia could recover was dated January 23rd, meaning anything synced and stored by users between January 23rd and February 9th was <text:soft-page-break/>lost completely</text:p>
          <text:p text:style-name="P29"/>
        </text:list-item>
      </text:list>
      <text:p text:style-name="P16">4. Explain about challenges of cloud computing? (10 Points)</text:p>
      <text:p text:style-name="P14"/>
      <text:list xml:id="list6631249475719939577" text:style-name="L9">
        <text:list-item>
          <text:p text:style-name="P30">Making the correct choice: SaaS, IaaS, PaaS and a plethora of options and variations within. It seems that most anything today is a-a-S (available as a service). Sorting through it all is daunting. It’s easier to narrow down when you know the business requirements you need to meet. Every cloud strategy begins with the business strategy and a determination of the risk/reward of various choices. Business case first, cloud implementation last.</text:p>
        </text:list-item>
        <text:list-item>
          <text:p text:style-name="P30">Lack of Executive Support: This is a difficult challenge with many fathers. In one way or another, a lack of support generally comes down to fear, uncertainty and doubt. Winning favor begins with speaking the language of business, understanding business issues and goals and, as above, building a sound business case for your proposals. Align proposal with major corporate campaigns.</text:p>
        </text:list-item>
        <text:list-item>
          <text:p text:style-name="P30">Loss of Control: It’s tough letting go. This is not always a matter of security either. Entrusting a third party to be a responsible, honest and reliable business partner (and one for which you are being held accountable) is a cause of frequent agita for some. Think of the other revenue-generating projects and business contributions IT can accomplish when chunk of operational responsibility is lifted from your shoulders.</text:p>
        </text:list-item>
        <text:list-item>
          <text:p text:style-name="P30">Vendor Lock-in: Even if you’re already using the cloud you still would like to have control over your data and be able to switch service providers freely. Ensuring data portability is essential, as is understanding the data ownership and retrieval policies of the provider.</text:p>
        </text:list-item>
        <text:list-item>
          <text:p text:style-name="P30">Security and Compliance: The 800-pound gorilla. At the end of the day, there may be some data or applications that your organization will never feel comfortable letting out of sight. However, this is also an area of intense focus by some service providers because the demand is so great, and it’s a major point of competitive differentiation. Security and compliance is not a cloud computing issue per se; it’s more a cloud service provider issue. Some will excel at providing it, some will dabble in it, and others will not have it in their business model.</text:p>
        </text:list-item>
        <text:list-item>
          <text:p text:style-name="P30">Availability and Reliability: The 799-pound gorilla. As with security, availability and reliability are a service provider issue. There is no question that delivering on a stringent SLA requires a commitment to best practices, a thoroughly redundant architecture, 24/7/365 staffing by trained and experience technicians, and top-flight hardware, software and network products. For example, Peak 10 guarantees 99.9 percent or greater uptime with 100 percent uptime for critical infrastructure, spelled out clearly in our service level agreements.</text:p>
        </text:list-item>
        <text:list-item>
          <text:p text:style-name="P30">Lack of Skills, Knowledge and Expertise: It’s different in the cloud, and many IT organizations may not have the necessary tools or resources to implement, monitor and manage cloud solutions. It’s not what they are geared to do. Educating staff about new processes and tool sets, or hiring staff with new skills, may be necessary … increasingly so as more of your operations and applications move to the cloud over time. Selecting the right service provider will definitely help ease the transition and fill gaps.</text:p>
        </text:list-item>
        <text:list-item>
          <text:p text:style-name="P30">Performance and Bandwidth Cost: Businesses can save money on system acquisitions, management and maintenance, but they may have to spend more for the bandwidth. For smaller applications this is not usually an issue, but cost can be high for the data-intensive applications. Delivering and receiving intensive and complex data over the network requires sufficient bandwidth to stave off latency and application time outs.</text:p>
        </text:list-item>
        <text:list-item>
          <text:p text:style-name="P30">Vendor Transparency: “Trust me” is not what you want to hear from your service provider. If that’s what you get, respond with “show me.” Short of divulging trade secrets or competitively sensitive operational information, a service provider should be open about it processes and methods for delivering on its SLAs. This is especially true when it comes to security and <text:soft-page-break/>compliance.</text:p>
        </text:list-item>
        <text:list-item>
          <text:p text:style-name="P30">Integration with Existing Infrastructure: This is a difficult yet essential piece of maximizing the value of cloud services. Frankly, it must be addressed. For many IT departments this challenge already exists within their organizations in the form of shadow IT and BYOD. Further, the incremental gains that result from Introducing discreet cloud services into an organization will never achieve what a well-integrated environment can deliver. Developing a cohesive strategy is paramount, an effort that will be aided greatly by a governance strategy, first at the corporate level and then within IT.</text:p>
        </text:list-item>
      </text:list>
      <text:p text:style-name="P36"><text:line-break/></text:p>
      <text:p text:style-name="P16">5. Give the major differences between Grid and Cloud Computing? (10 Points)</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37">Parameter</text:p>
          </table:table-cell>
          <table:table-cell table:style-name="Table1.A1" office:value-type="string">
            <text:p text:style-name="P37">Grid computing</text:p>
          </table:table-cell>
          <table:table-cell table:style-name="Table1.A1" office:value-type="string">
            <text:p text:style-name="P38">Cloud computing</text:p>
          </table:table-cell>
        </table:table-row>
        <table:table-row>
          <table:table-cell table:style-name="Table1.A1" office:value-type="string">
            <text:p text:style-name="P40">What?</text:p>
          </table:table-cell>
          <table:table-cell table:style-name="Table1.A1" office:value-type="string">
            <text:p text:style-name="P5"><text:span text:style-name="T14">Grids enable access to </text:span><text:span text:style-name="Strong_20_Emphasis"><text:span text:style-name="T14">shared</text:span></text:span><text:span text:style-name="T14"> computing power and storage capacity from your desktop</text:span></text:p>
          </table:table-cell>
          <table:table-cell table:style-name="Table1.A1" office:value-type="string">
            <text:p text:style-name="P5"><text:span text:style-name="T14">Clouds enable access to </text:span><text:span text:style-name="Strong_20_Emphasis"><text:span text:style-name="T14">leased</text:span></text:span><text:span text:style-name="T14">computing power and storage capacity from your desktop</text:span></text:p>
          </table:table-cell>
        </table:table-row>
        <table:table-row>
          <table:table-cell table:style-name="Table1.A1" office:value-type="string">
            <text:p text:style-name="P40">Who provides the service?</text:p>
          </table:table-cell>
          <table:table-cell table:style-name="Table1.A1" office:value-type="string">
            <text:p text:style-name="P40">Research institutes and universities federate their services around the world through projects such as EGI-InSPIRE and the European Grid Infrastructure.</text:p>
          </table:table-cell>
          <table:table-cell table:style-name="Table1.A1" office:value-type="string">
            <text:p text:style-name="P40">Large individual companies e.g. Amazon and Microsoft and at a smaller scale, institutes and organisations deploying open source software such as Open Slate, Eucalyptus and Open Nebula.</text:p>
          </table:table-cell>
        </table:table-row>
        <table:table-row>
          <table:table-cell table:style-name="Table1.A1" office:value-type="string">
            <text:p text:style-name="P40">Who uses the service?</text:p>
          </table:table-cell>
          <table:table-cell table:style-name="Table1.A1" office:value-type="string">
            <text:p text:style-name="P40">Research collaborations, called "Virtual Organisations", which bring togetherresearchers around the world working in the same field.</text:p>
          </table:table-cell>
          <table:table-cell table:style-name="Table1.A1" office:value-type="string">
            <text:p text:style-name="P40">Small to medium commercial businesses or researchers with generic IT needs</text:p>
          </table:table-cell>
        </table:table-row>
        <table:table-row>
          <table:table-cell table:style-name="Table1.A1" office:value-type="string">
            <text:p text:style-name="P40">Who pays for the service?</text:p>
          </table:table-cell>
          <table:table-cell table:style-name="Table1.A1" office:value-type="string">
            <text:p text:style-name="P40">Governments - providers and users are usually publicly funded research organisations, for example through National Grid Initiatives.</text:p>
          </table:table-cell>
          <table:table-cell table:style-name="Table1.A1" office:value-type="string">
            <text:p text:style-name="P40">The cloud provider pays for the computing resources; the user pays to use them</text:p>
          </table:table-cell>
        </table:table-row>
        <table:table-row>
          <table:table-cell table:style-name="Table1.A1" office:value-type="string">
            <text:p text:style-name="P40">Where are the computing resources?</text:p>
          </table:table-cell>
          <table:table-cell table:style-name="Table1.A1" office:value-type="string">
            <text:p text:style-name="P39">In computing centres distributed across different sites, countries and continents.</text:p>
          </table:table-cell>
          <table:table-cell table:style-name="Table1.A1" office:value-type="string">
            <text:p text:style-name="P39">The cloud providers private data centres which are often centralised in a few locations with excellent network connections and cheap electrical power.</text:p>
          </table:table-cell>
        </table:table-row>
        <table:table-row>
          <table:table-cell table:style-name="Table1.A1" office:value-type="string">
            <text:p text:style-name="P40">Why use them?<text:soft-page-break/></text:p>
          </table:table-cell>
          <table:table-cell table:style-name="Table1.A1" office:value-type="string">
            <text:p text:style-name="P40">      - You don`t need to buy or <text:soft-page-break/>maintain your own large computer centre<text:line-break/>      - You can complete more work more quickly and tackle more difficult problems.<text:line-break/>      - You can share data with your distributed team in a secure way.</text:p>
          </table:table-cell>
          <table:table-cell table:style-name="Table1.A1" office:value-type="string">
            <text:p text:style-name="P40">      - You don`t need to buy <text:soft-page-break/>or maintain your own personal computer centre<text:line-break/>      - You can quickly access extra resources during peak work periods</text:p>
          </table:table-cell>
        </table:table-row>
        <table:table-row>
          <table:table-cell table:style-name="Table1.A1" office:value-type="string">
            <text:p text:style-name="P40">What are they useful for?</text:p>
          </table:table-cell>
          <table:table-cell table:style-name="Table1.A1" office:value-type="string">
            <text:p text:style-name="P40">Grids were designed to handle large sets of limited duration jobs that produce or use large quantities of data (e.g. the LHC and life sciences)</text:p>
          </table:table-cell>
          <table:table-cell table:style-name="Table1.A1" office:value-type="string">
            <text:p text:style-name="P40">Clouds best support long term services and longer running jobs (E.g. facebook.com)</text:p>
          </table:table-cell>
        </table:table-row>
        <table:table-row>
          <table:table-cell table:style-name="Table1.A1" office:value-type="string">
            <text:p text:style-name="P40">How do they work?</text:p>
          </table:table-cell>
          <table:table-cell table:style-name="Table1.A1" office:value-type="string">
            <text:p text:style-name="P5"><text:span text:style-name="T14">Grids are an </text:span><text:span text:style-name="Strong_20_Emphasis"><text:span text:style-name="T14">open source</text:span></text:span><text:span text:style-name="T14"> technology. Resource users and providers alike can understand and contribute to the management of their grid</text:span></text:p>
          </table:table-cell>
          <table:table-cell table:style-name="Table1.A1" office:value-type="string">
            <text:p text:style-name="P4"><text:span text:style-name="T14">Clouds are a </text:span><text:span text:style-name="Strong_20_Emphasis"><text:span text:style-name="T14">proprietary </text:span></text:span><text:span text:style-name="T14">technology. Only the resource provider knows exactly how their cloud manages data, job queues, security requirements and so on.</text:span></text:p>
          </table:table-cell>
        </table:table-row>
        <table:table-row>
          <table:table-cell table:style-name="Table1.A1" office:value-type="string">
            <text:p text:style-name="P40">Benefits?</text:p>
          </table:table-cell>
          <table:table-cell table:style-name="Table1.A1" office:value-type="string">
            <text:p text:style-name="P5"><text:span text:style-name="T14">- </text:span><text:span text:style-name="Strong_20_Emphasis"><text:span text:style-name="T14">Collaboration:</text:span></text:span><text:span text:style-name="T14"> grid offers a federated platform for distributed and collective work.<text:line-break/>-</text:span><text:span text:style-name="Strong_20_Emphasis"><text:span text:style-name="T14"> Ownership :</text:span></text:span><text:span text:style-name="T14"> resource providers maintain ownership of the resources they contribute to the grid<text:line-break/>- </text:span><text:span text:style-name="Strong_20_Emphasis"><text:span text:style-name="T14">Transparency:</text:span></text:span><text:span text:style-name="T14"> the technologies used are open source, encouraging trust and transparency.<text:line-break/>- </text:span><text:span text:style-name="Strong_20_Emphasis"><text:span text:style-name="T14">Resilience:</text:span></text:span><text:span text:style-name="T14"> grids are located at multiple sites, reducing the risk in case of a failure at one site that removes significant resources from the infrastructure.</text:span></text:p>
          </table:table-cell>
          <table:table-cell table:style-name="Table1.A1" office:value-type="string">
            <text:p text:style-name="P5"><text:span text:style-name="T14">- </text:span><text:span text:style-name="Strong_20_Emphasis"><text:span text:style-name="T14">Flexibility:</text:span></text:span><text:span text:style-name="T14"> users can quickly outsource peaks of activity without long term commitment<text:line-break/>- </text:span><text:span text:style-name="Strong_20_Emphasis"><text:span text:style-name="T14">Reliability:</text:span></text:span><text:span text:style-name="T14"> provider has financial incentive to guarantee service availability (Amazon, for example, can provide user rebates if availability drops below 99.9%)<text:line-break/>-</text:span><text:span text:style-name="Strong_20_Emphasis"><text:span text:style-name="T14"> Ease of use:</text:span></text:span><text:span text:style-name="T14"> relatively quick and easy for non-expert users to get started but setting up sophisticated virtual machines to support complex applications is more difficult.</text:span></text:p>
          </table:table-cell>
        </table:table-row>
        <table:table-row>
          <table:table-cell table:style-name="Table1.A1" office:value-type="string">
            <text:p text:style-name="P40">Drawbacks?</text:p>
          </table:table-cell>
          <table:table-cell table:style-name="Table1.A1" office:value-type="string">
            <text:p text:style-name="P5"><text:span text:style-name="T14">- </text:span><text:span text:style-name="Strong_20_Emphasis"><text:span text:style-name="T14">Reliability:</text:span></text:span><text:span text:style-name="T14"> grids rely on distributed services maintained by distributed staff, often resulting in inconsistency in reliability across individual sites, although the service itself is always available.<text:line-break/>- </text:span><text:span text:style-name="Strong_20_Emphasis"><text:span text:style-name="T14">Complexity:</text:span></text:span><text:span text:style-name="T14"> grids are complicated to </text:span><text:soft-page-break/><text:span text:style-name="T14">build and use, and currently users require some level of expertise.<text:line-break/>- </text:span><text:span text:style-name="Strong_20_Emphasis"><text:span text:style-name="T14">Commercial:</text:span></text:span><text:span text:style-name="T14"> grids are generally only available for not-for-profit work, and for proof of concept in the commercial sphere</text:span></text:p>
          </table:table-cell>
          <table:table-cell table:style-name="Table1.A1" office:value-type="string">
            <text:p text:style-name="P5"><text:span text:style-name="T14">- </text:span><text:span text:style-name="Strong_20_Emphasis"><text:span text:style-name="T14">Generality:</text:span></text:span><text:span text:style-name="T14"> clouds do not offer many of the specific high-level services currently provided by grid technology.<text:line-break/>- </text:span><text:span text:style-name="Strong_20_Emphasis"><text:span text:style-name="T14">Security:</text:span></text:span><text:span text:style-name="T14"> users with sensitive data may be </text:span><text:soft-page-break/><text:span text:style-name="T14">reluctant to entrust it to external providers or to providers outside their borders.<text:line-break/>- </text:span><text:span text:style-name="Strong_20_Emphasis"><text:span text:style-name="T14">Opacity:</text:span></text:span><text:span text:style-name="T14"> the technologies used to guarantee reliability and safety of cloud operations are not made public.<text:line-break/>- </text:span><text:span text:style-name="Strong_20_Emphasis"><text:span text:style-name="T14">Rigidity:</text:span></text:span><text:span text:style-name="T14"> the cloud is generally located at a single site, which increases risk of complete cloud failure.<text:line-break/>- </text:span><text:span text:style-name="Strong_20_Emphasis"><text:span text:style-name="T14">Provider lock-in:</text:span></text:span><text:span text:style-name="T14"> there’s a risk of being locked in to services provided by a very small group of suppliers.</text:span></text:p>
          </table:table-cell>
        </table:table-row>
        <table:table-row>
          <table:table-cell table:style-name="Table1.A1" office:value-type="string">
            <text:p text:style-name="P40">When?</text:p>
          </table:table-cell>
          <table:table-cell table:style-name="Table1.A1" office:value-type="string">
            <text:p text:style-name="P40">The concept of grids was proposed in 1995. The Open science grid (OSG) started in 1995 The EDG (European Data Grid) project began in 2001.</text:p>
          </table:table-cell>
          <table:table-cell table:style-name="Table1.A1" office:value-type="string">
            <text:p text:style-name="P40">In the late 1990`s Oracle and EMC offered early private cloud solutions . However the term cloud computing didn't gain prominence until 2007.</text:p>
          </table:table-cell>
        </table:table-row>
      </table:table>
      <text:p text:style-name="P14"/>
      <text:p text:style-name="P14"/>
      <text:list xml:id="list8388918756757491729" text:style-name="L10">
        <text:list-item>
          <text:p text:style-name="P13"><text:span text:style-name="T13">Give a brief about evolution of cloud computing? (10 Points)</text:span></text:p>
        </text:list-item>
      </text:list>
      <text:p text:style-name="P8">Answer :-</text:p>
      <text:p text:style-name="Standard"><text:span text:style-name="T4"><text:tab/>Cloud computing has evolved through a number of phases which include grid and utility computing, application service provision (ASP), and Software as a Service (SaaS). But the </text:span><text:a xlink:type="simple" xlink:href="http://searchcloudcomputing.techtarget.com/essentialguide/The-state-of-the-enterprise-cloud-and-prepping-for-AWS-reInvent-2013"><text:span text:style-name="T2">overarching concept</text:span></text:a><text:span text:style-name="T4"> of delivering computing resources through a global network is rooted in the sixties.</text:span></text:p>
      <text:p text:style-name="Standard"><text:span text:style-name="T4"><text:tab/>The idea of an </text:span><text:a xlink:type="simple" xlink:href="http://www.kurzweilai.net/articles/art0366.html?printable=1"><text:span text:style-name="T2">"intergalactic computer network"</text:span></text:a><text:span text:style-name="T4"> was introduced in the sixties by J.C.R. Licklider, who was responsible for enabling the development of ARPANET (Advanced Research Projects Agency Network) in 1969. </text:span><text:span text:style-name="T11">His vision was for everyone on the globe to be interconnected and accessing programs and data at any site, from anywhere, explained Margaret Lewis, product marketing director at AMD. "It is a vision that sounds a lot like what we are calling cloud computing."</text:span></text:p>
      <text:p text:style-name="Standard"><text:span text:style-name="T4">Other experts attribute the cloud concept to computer scientist </text:span><text:a xlink:type="simple" xlink:href="http://en.wikipedia.org/wiki/John_McCarthy_(computer_scientist)"><text:span text:style-name="T2">John McCarthy</text:span></text:a><text:span text:style-name="T4"> who proposed the idea of computation being delivered as a public utility, similar to </text:span><text:a xlink:type="simple" xlink:href="http://en.wikipedia.org/wiki/Service_bureau"><text:span text:style-name="T2">the service bureaus</text:span></text:a><text:span text:style-name="T4"> which date back to the sixties.</text:span></text:p>
      <text:p text:style-name="P2"><text:tab/>Since the sixties, cloud computing has developed along a number of lines, with Web 2.0 being the most recent evolution. However, since the internet only started to offer significant bandwidth in the nineties, cloud computing for the masses has been something of a late developer.</text:p>
      <text:p text:style-name="Standard"><text:span text:style-name="T4"><text:tab/>One of the first milestones in </text:span><text:a xlink:type="simple" xlink:href="http://searchcio.techtarget.com/essentialguide/The-history-of-cloud-computing-and-whats-coming-next-A-CIO-guide"><text:span text:style-name="T2">cloud computing history </text:span></text:a><text:span text:style-name="T4">was the arrival of Salesforce.com in 1999, which pioneered the concept of delivering enterprise applications via a simple website. The services firm paved the way for both specialist and mainstream software firms to deliver applications over the internet.</text:span></text:p>
      <text:p text:style-name="Standard"><text:span text:style-name="T4"><text:tab/>The next development was Amazon Web Services in 2002, which provided a suite of cloud-</text:span><text:soft-page-break/><text:span text:style-name="T4">based services including storage, computation and even human intelligence through the </text:span><text:a xlink:type="simple" xlink:href="https://www.mturk.com/mturk/welcome"><text:span text:style-name="T2">Amazon Mechanical Turk</text:span></text:a><text:span text:style-name="T4">.</text:span></text:p>
      <text:p text:style-name="P2"><text:tab/>Then in 2006, Amazon launched its Elastic Compute cloud (EC2) as a commercial web service that allows small companies and individuals to rent computers on which to run their own computer applications.</text:p>
      <text:p text:style-name="Standard"><text:span text:style-name="T4"><text:tab/>"Amazon EC2/S3 was the first widely accessible cloud computing infrastructure service," said Jeremy Allaire, CEO of </text:span><text:a xlink:type="simple" xlink:href="http://www.brightcove.com/"><text:span text:style-name="T2">Brightcove</text:span></text:a><text:span text:style-name="T4">, which provides its SaaS online video platform to UK TV stations and newspapers.</text:span></text:p>
      <text:p text:style-name="Standard"><text:span text:style-name="T4"><text:tab/>Another big milestone came in 2009, as Web 2.0 hit its stride, and Google and others started to offer browser-based enterprise applications, though services such as </text:span><text:a xlink:type="simple" xlink:href="https://www.google.com/a/"><text:span text:style-name="T2">Google Apps</text:span></text:a><text:span text:style-name="T4">.</text:span></text:p>
      <text:p text:style-name="Standard"><text:span text:style-name="T4"><text:tab/>"The most important contribution to cloud computing has been the emergence of "killer apps" from leading technology giants such as Microsoft and Google. When these companies deliver services in a way that is reliable and easy to consume, the knock-on effect to the industry as a whole is a wider general acceptance of online services," said Dan Germain, chief technology officer at IT service provider </text:span><text:a xlink:type="simple" xlink:href="http://www.cobweb.com/"><text:span text:style-name="T2">Cobweb Solutions</text:span></text:a><text:span text:style-name="T4">.</text:span></text:p>
      <text:p text:style-name="P2"><text:tab/>Other key factors that have enabled cloud computing to evolve include the maturing of virtualisation technology, the development of universal high-speed bandwidth, and universal software interoperability standards, said UK cloud computing pioneer Jamie Turner. Turner added, "As cloud computing extends its reach beyond a handful of early-adopter Google Docs users, we can only begin to imagine its scope and reach. Pretty much anything can be delivered from the cloud."</text:p>
      <text:p text:style-name="P10"/>
      <text:p text:style-name="P14"/>
      <text:p text:style-name="P14"/>
      <text:p text:style-name="P14"/>
      <text:p text:style-name="P16">7. Think of businesses operating around you, and pick one business which is currently not using the cloud. Now assume that you have to convince that business owner to switch to the cloud. Within context, what case would you make to achieve this?</text:p>
      <text:p text:style-name="P16">Please ensure that you cover the following points (at a minimum), presenting them with relevant use cases for their business:</text:p>
      <text:p text:style-name="P16">a. Why switch to the cloud?</text:p>
      <text:p text:style-name="P16">b. Associated benefits</text:p>
      <text:p text:style-name="P16">c. Associated risks</text:p>
      <text:p text:style-name="P16">d. Which cloud platform would you recommend? Why?</text:p>
      <text:p text:style-name="P16">e. What other options (cloud platforms) does the business have? Why?</text:p>
      <text:p text:style-name="P16">f. Which Salesforce licenses would you recommend for that business? How many should the business purchase initially?</text:p>
      <text:p text:style-name="P16">g. Which business processes would you implement on the cloud for them? (Be very specific.)</text:p>
      <text:p text:style-name="P16">h. How much time would you foresee it would take for this business to adopt the cloud?</text:p>
      <text:p text:style-name="P16">(Include time for the following activities: Consultation, Requirements gathering, Solution Design, Development Activities, Testing, UAT, Release, User training)</text:p>
      <text:p text:style-name="P16"/>
      <text:p text:style-name="P14">Answer :</text:p>
      <text:p text:style-name="P14">Considering an NGO working on an global scale. This NGO is having many national and international donors (clients). Assuming that I have to convince the owner of the NGO to switch to the cloud, I would achieve it as follows:</text:p>
      <text:p text:style-name="P14">a. Why switch to the cloud ?</text:p>
      <text:p text:style-name="P14"><text:tab/>Switching to the cloud will be very helpful as you can easily maintain the data of the following : </text:p>
      <text:list xml:id="list8301654203392144928" text:style-name="L18">
        <text:list-item>
          <text:list>
            <text:list-item>
              <text:list>
                <text:list-item>
                  <text:p text:style-name="P31">Information about the children.</text:p>
                </text:list-item>
                <text:list-item>
                  <text:p text:style-name="P31"><text:soft-page-break/>Information about the various donars</text:p>
                </text:list-item>
                <text:list-item>
                  <text:p text:style-name="P31">Revenue data</text:p>
                </text:list-item>
                <text:list-item>
                  <text:p text:style-name="P31">NGO resources information such as food imported, study material, clothing, etc.</text:p>
                </text:list-item>
              </text:list>
            </text:list-item>
          </text:list>
        </text:list-item>
      </text:list>
      <text:p text:style-name="P32"/>
      <text:p text:style-name="P32">b. Associated benefits</text:p>
      <text:list xml:id="list1508872839542100869" text:style-name="L19">
        <text:list-item>
          <text:list>
            <text:list-item>
              <text:list>
                <text:list-item>
                  <text:p text:style-name="P33">Easy access to data from anywhere such as the office, home, etc</text:p>
                </text:list-item>
                <text:list-item>
                  <text:p text:style-name="P33">Scalable as you can add the information of the donors or children as required.</text:p>
                </text:list-item>
                <text:list-item>
                  <text:p text:style-name="P33">Data is secured as the data is stored in one location only and not on multiple locations.</text:p>
                </text:list-item>
                <text:list-item>
                  <text:p text:style-name="P33">Reduced cost as no hardware is involved.</text:p>
                </text:list-item>
                <text:list-item>
                  <text:p text:style-name="P33">Data will be available 24*7 as required.</text:p>
                </text:list-item>
              </text:list>
            </text:list-item>
          </text:list>
        </text:list-item>
      </text:list>
      <text:p text:style-name="P32"/>
      <text:p text:style-name="P32">c. Associated risks</text:p>
      <text:p text:style-name="P32"><text:tab/>Security of donors data.</text:p>
      <text:p text:style-name="P32"/>
      <text:p text:style-name="P32">d. Which cloud platform would you recommend? Why?</text:p>
      <text:p text:style-name="P32"><text:tab/>I would recommend SaaS so that they can develop a software to maintain the information as per their requirements of the NGO.</text:p>
      <text:p text:style-name="P32"/>
      <text:p text:style-name="P32">e. What other options (cloud platforms) does the business have? Why?</text:p>
      <text:p text:style-name="P32"><text:tab/>Other option could include Salesforce or Amazon Web Services</text:p>
      <text:p text:style-name="P14"/>
      <text:p text:style-name="P32">g. Which business processes would you implement on the cloud for them? (Be very specific.)</text:p>
      <text:p text:style-name="P32"><text:tab/>I would implement a software that contains various modules to maintain information about the donors, children, revenue-generating, etc</text:p>
      <text:p text:style-name="P14"/>
      <text:p text:style-name="P32">h. How much time would you foresee it would take for this business to adopt the cloud?</text:p>
      <text:p text:style-name="P16"><text:tab/><text:span text:style-name="T15">It would take 2 month to adopt the cloud.</text:span></text:p>
      <text:p text:style-name="P32"><text:tab/>Consultation: 2 days </text:p>
      <text:p text:style-name="P32"><text:tab/>Requirements gathering: 5 days</text:p>
      <text:p text:style-name="P32"><text:s/><text:tab/>Solution Design: 10 days</text:p>
      <text:p text:style-name="P32"><text:tab/>Development Activities: 30 days</text:p>
      <text:p text:style-name="P32"><text:s/><text:tab/>Testing:5 days</text:p>
      <text:p text:style-name="P32"><text:tab/>UAT:2 days</text:p>
      <text:p text:style-name="P32"><text:s/><text:tab/>Release: 1 days</text:p>
      <text:p text:style-name="P32"><text:tab/>User training: 5 days</text:p>
      <text:p text:style-name="P16"><text:tab/></text:p>
      <text:p text:style-name="P16">8. Explain how the implementation of cloud computing relates to an organisation's strategy? How it could affect a company’s value chain?</text:p>
      <text:p text:style-name="P16">NOTE: Use a recent announcement by a company to illustrate your explanation.</text:p>
      <text:p text:style-name="P16"><text:span text:style-name="T15"><text:tab/> Implementation of cloud computing affects many aspects of the NGOs strategy:</text:span></text:p>
      <text:p text:style-name="P16"><text:span text:style-name="T15">i) Infrastructure installation and maintenance: Financial prospects of NGO will be varied for installation of infrastructure including hardware and software.</text:span></text:p>
      <text:p text:style-name="P16"><text:span text:style-name="T15">ii) All focus will be dedicated on projects.</text:span></text:p>
      <text:p text:style-name="P16"><text:span text:style-name="T15">iii) Training will include making the employees aware about operations of cloud services.</text:span></text:p>
      <text:p text:style-name="P16"><text:span text:style-name="T15">iv) Data loss and recovery will be less of concern.</text:span></text:p>
      <text:p text:style-name="P16"><text:span text:style-name="T15">It would increase the performance of comp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NHaasGroteskTXW01-65Md" svg:font-family="NHaasGroteskTXW01-65Md,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35:26.31</meta:creation-date>
    <dc:date>2016-02-18T21:04:37.69</dc:date>
    <meta:editing-duration>PT1H28M2S</meta:editing-duration>
    <meta:editing-cycles>2</meta:editing-cycles>
    <meta:generator>OpenOffice.org/3.4$Win32 OpenOffice.org_project/340m1$Build-9590</meta:generator>
    <meta:document-statistic meta:table-count="1" meta:image-count="0" meta:object-count="0" meta:page-count="10" meta:paragraph-count="229" meta:word-count="4041" meta:character-count="25533"/>
  </office:meta>
</office:document-meta>
</file>